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80000004B025C7F9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 officeooo:rsid="00058b69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8b6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s1" text:anchor-type="paragraph" svg:x="12.053cm" svg:y="0.116cm" svg:width="4.868cm" svg:height="1.984cm" draw:z-index="0"><draw:image xlink:href="Pictures/10000000000000B80000004B025C7F9D.jpg" xlink:type="simple" xlink:show="embed" xlink:actuate="onLoad" draw:mime-type="image/jpeg"/></draw:frame></text:p>
      <text:p text:style-name="Standard"/>
      <text:p text:style-name="P1"><text:span text:style-name="T1">Date</text:span><text:span text:style-name="T2"> :</text:span> __c8o_date<text:tab/><text:tab/></text:p>
      <text:p text:style-name="P1"/>
      <text:p text:style-name="P2"/>
      <text:p text:style-name="P2"/>
      <text:p text:style-name="P2"><text:tab/><text:span text:style-name="T3">Su</text:span><text:span text:style-name="T2">bje</text:span><text:span text:style-name="T1">c</text:span><text:span text:style-name="T2">t :</text:span> __c8o_objet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__c8o_texte</text:p>
          </table:table-cell>
        </table:table-row>
        <table:table-row>
          <table:table-cell table:style-name="Tableau1.A1" office:value-type="string">
            <text:p text:style-name="P4">__c8o_signatur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régory VORBE</meta:initial-creator>
    <meta:creation-date>2022-11-23T11:47:20.400000000</meta:creation-date>
    <dc:date>2025-03-21T19:24:00.827125100</dc:date>
    <meta:editing-duration>PT12M29S</meta:editing-duration>
    <meta:editing-cycles>9</meta:editing-cycles>
    <meta:generator>LibreOffice/25.2.0.3$Windows_X86_64 LibreOffice_project/e1cf4a87eb02d755bce1a01209907ea5ddc8f069</meta:generator>
    <meta:keyword>KEYWORDS</meta:keyword>
    <meta:keyword>FOR</meta:keyword>
    <meta:keyword>METADATA</meta:keyword>
    <meta:keyword>INFORMATION</meta:keyword>
    <dc:contributor>CONTRIBUTOR FOR METADATA INFORMATION</dc:contributor>
    <dc:publisher>EDITOR FOR METADATA INFORMATION</dc:publisher>
    <dc:subject>SUBJECT FOR METADATA INFORMATION</dc:subject>
    <dc:title>TITLE FOR METADATA INFORMATION</dc:title>
    <meta:print-date>2025-03-21T19:24:38.535154900</meta:print-date>
    <meta:printed-by>Fichiers PDF</meta:printed-by>
    <meta:document-statistic meta:table-count="1" meta:image-count="1" meta:object-count="0" meta:page-count="1" meta:paragraph-count="4" meta:word-count="8" meta:character-count="67" meta:non-whitespace-character-count="60"/>
  </office:meta>
</office:document-meta>
</file>